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bdb" officeooo:paragraph-rsid="000f8bdb"/>
    </style:style>
    <style:style style:name="P2" style:family="paragraph" style:parent-style-name="Standard">
      <style:paragraph-properties fo:text-align="start" style:justify-single-word="false"/>
      <style:text-properties officeooo:rsid="0010fa70" officeooo:paragraph-rsid="0010fa70"/>
    </style:style>
    <style:style style:name="P3" style:family="paragraph" style:parent-style-name="Standard">
      <style:paragraph-properties fo:text-align="start" style:justify-single-word="false"/>
      <style:text-properties officeooo:rsid="00132395" officeooo:paragraph-rsid="00132395"/>
    </style:style>
    <style:style style:name="P4" style:family="paragraph" style:parent-style-name="Standard">
      <style:paragraph-properties fo:text-align="start" style:justify-single-word="false"/>
      <style:text-properties officeooo:rsid="00132395" officeooo:paragraph-rsid="00132395"/>
    </style:style>
    <style:style style:name="P5" style:family="paragraph" style:parent-style-name="Standard">
      <style:paragraph-properties fo:text-align="start" style:justify-single-word="false"/>
      <style:text-properties officeooo:rsid="00162482" officeooo:paragraph-rsid="00162482"/>
    </style:style>
    <style:style style:name="P6" style:family="paragraph" style:parent-style-name="Standard">
      <style:paragraph-properties fo:text-align="start" style:justify-single-word="false"/>
      <style:text-properties officeooo:rsid="001745b9" officeooo:paragraph-rsid="001745b9"/>
    </style:style>
    <style:style style:name="P7" style:family="paragraph" style:parent-style-name="Standard">
      <style:paragraph-properties fo:text-align="start" style:justify-single-word="false"/>
      <style:text-properties officeooo:rsid="0017cbf5" officeooo:paragraph-rsid="0017cbf5"/>
    </style:style>
    <style:style style:name="P8" style:family="paragraph" style:parent-style-name="Standard">
      <style:paragraph-properties fo:text-align="start" style:justify-single-word="false"/>
      <style:text-properties officeooo:rsid="0010fa70" officeooo:paragraph-rsid="0010f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<text:a xlink:type="simple" xlink:href="https://sen.enst.fr/elec203/mise-en-oeuvre-materielle-d-un-algorithme-de-chiffrement-par-blocs-simon">https://sen.enst.fr/elec203/mise-en-oeuvre-materielle-d-un-algorithme-de-chiffrement-par-blocs-simon</text:a></text:p>
      <text:p text:style-name="P2"/>
      <text:p text:style-name="P3"><text:a xlink:type="simple" xlink:href="https://fr.wikipedia.org/wiki/Data_Encryption_Standard">https://fr.wikipedia.org/wiki/Data_Encryption_Standard</text:a></text:p>
      <text:p text:style-name="P3"/>
      <text:p text:style-name="P3"><text:a xlink:type="simple" xlink:href="https://fr.wikipedia.org/wiki/Réseau_de_Feistel">https://fr.wikipedia.org/wiki/R%C3%A9seau_de_Feistel</text:a></text:p>
      <text:p text:style-name="P3"/>
      <text:p text:style-name="P5"><text:a xlink:type="simple" xlink:href="https://eprint.iacr.org/2013/404.pdf">https://eprint.iacr.org/2013/404.pdf</text:a></text:p>
      <text:p text:style-name="P5"/>
      <text:p text:style-name="P6"><text:a xlink:type="simple" xlink:href="https://csrc.nist.gov/csrc/media/events/lightweight-cryptography-workshop-2015/documents/papers/session1-shors-paper.pdf">https://csrc.nist.gov/csrc/media/events/lightweight-cryptography-workshop-2015/documents/papers/session1-shors-paper.pdf</text:a></text:p>
      <text:p text:style-name="P6"/>
      <text:p text:style-name="P7"><text:a xlink:type="simple" xlink:href="https://en.wikipedia.org/wiki/Simon_%28cipher%29">https://en.wikipedia.org/wiki/Simon_%28cipher%29</text:a></text:p>
      <text:p text:style-name="P7"/>
      <text:p text:style-name="P6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58:23.879567345</meta:creation-date>
    <dc:date>2017-10-26T08:31:37.334232269</dc:date>
    <meta:editing-duration>PT50M6S</meta:editing-duration>
    <meta:editing-cycles>7</meta:editing-cycles>
    <meta:generator>LibreOffice/4.1.2.3$Linux_X86_64 LibreOffice_project/40b2d7fde7e8d2d7bc5a449dc65df4d08a7dd38</meta:generator>
    <meta:document-statistic meta:table-count="0" meta:image-count="0" meta:object-count="0" meta:page-count="1" meta:paragraph-count="7" meta:word-count="7" meta:character-count="423" meta:non-whitespace-character-count="423"/>
  </office:meta>
</office:document-meta>
</file>